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fo:font-size="12pt" fo:font-weight="normal" officeooo:rsid="0019068f" officeooo:paragraph-rsid="001cd0f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28419" officeooo:paragraph-rsid="002284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28419" officeooo:paragraph-rsid="0023cc2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3cc25" officeooo:paragraph-rsid="0023cc2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4e575" officeooo:paragraph-rsid="0024e57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4e575" officeooo:paragraph-rsid="0024e57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officeooo:rsid="002065e7" officeooo:paragraph-rsid="002065e7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officeooo:rsid="002065e7" officeooo:paragraph-rsid="002065e7"/>
    </style:style>
    <style:style style:name="P10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1cd0f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2841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1cd0f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justify" style:justify-single-word="false" style:writing-mode="page"/>
      <style:text-properties fo:font-size="12pt" fo:font-weight="bold" officeooo:rsid="0019068f" officeooo:paragraph-rsid="001cd0f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justify" style:justify-single-word="false" style:writing-mode="page"/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2841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3cc25" officeooo:paragraph-rsid="0023cc2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6c89" officeooo:paragraph-rsid="00276c8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6c89" officeooo:paragraph-rsid="00276c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19068f" officeooo:paragraph-rsid="0027d82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76c89" officeooo:paragraph-rsid="00276c8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7d826" officeooo:paragraph-rsid="0027d82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fo:break-before="pag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76c8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7d82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76c8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7d82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7d82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justify" style:justify-single-word="false" style:writing-mode="page"/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justify" style:justify-single-word="false" style:writing-mode="page"/>
      <style:text-properties fo:font-size="12pt" fo:font-weight="bold" officeooo:rsid="0019068f" officeooo:paragraph-rsid="0027d826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065e7" officeooo:paragraph-rsid="002065e7" style:font-size-asian="12pt" style:font-weight-asian="normal" style:font-size-complex="12pt" style:font-weight-complex="normal"/>
    </style:style>
    <style:style style:name="P36" style:family="paragraph" style:parent-style-name="Heading_20_1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1e7959" officeooo:paragraph-rsid="001e7959" style:font-size-asian="12pt" style:font-weight-asian="normal" style:font-size-complex="12pt" style:font-weight-complex="normal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officeooo:rsid="001aa29d"/>
    </style:style>
    <style:style style:name="T2" style:family="text">
      <style:text-properties officeooo:rsid="002065e7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21672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228419"/>
    </style:style>
    <style:style style:name="T7" style:family="text">
      <style:text-properties officeooo:rsid="0023cc25"/>
    </style:style>
    <style:style style:name="T8" style:family="text">
      <style:text-properties officeooo:rsid="00276c89"/>
    </style:style>
    <style:style style:name="T9" style:family="text">
      <style:text-properties officeooo:rsid="0027d826"/>
    </style:style>
    <style:style style:name="T10" style:family="text">
      <style:text-properties officeooo:rsid="002a142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JIAN AKHIR SEMESTER</text:p>
      <text:p text:style-name="P10">MADRASAH DINIYAH AL MUBAROKAH</text:p>
      <text:p text:style-name="P10">TAHUN PELAJARAN 2016/2017</text:p>
      <text:p text:style-name="P10"><draw:line text:anchor-type="paragraph" draw:z-index="0" draw:name="Shape1" draw:style-name="gr1" draw:text-style-name="P37" svg:x1="-0.034cm" svg:y1="0.245cm" svg:x2="17.058cm" svg:y2="0.298cm"><text:p/></draw:line></text:p>
      <text:section text:style-name="Sect1" text:name="Section1">
        <text:p text:style-name="P12">NAMA<text:tab/>:</text:p>
        <text:p text:style-name="P12">KELAS<text:tab/>: <text:span text:style-name="T1">V (LIMA)</text:span></text:p>
        <text:p text:style-name="P12"><draw:line text:anchor-type="paragraph" draw:z-index="1" draw:name="Shape1" draw:style-name="gr1" draw:text-style-name="P37" svg:x1="-0.026cm" svg:y1="0.261cm" svg:x2="17.085cm" svg:y2="0.293cm"><text:p/></draw:line></text:p>
        <text:p text:style-name="P12">SOAL<text:tab/>:<text:tab/><text:span text:style-name="T1">TAJWID</text:span></text:p>
        <text:p text:style-name="P12">HARI<text:tab/>:</text:p>
      </text:section>
      <text:p text:style-name="P14">A. PERTANYAAN PILIHAN</text:p>
      <text:p text:style-name="P14">Berilah tanda silang (x) pada jawaban pertanyaan di bawah ini !</text:p>
      <text:p text:style-name="P1"/>
      <text:h text:style-name="P36" text:outline-level="1">1.<text:tab/><text:span text:style-name="T2">Hukum lam ta’rif ada berapa ….</text:span></text:h>
      <text:section text:style-name="Sect1" text:name="Section2">
        <text:p text:style-name="P35"><text:tab/>A. Tiga</text:p>
        <text:p text:style-name="P35"><text:tab/>B. Dua</text:p>
        <text:p text:style-name="P35"><text:tab/>C. Empat</text:p>
        <text:p text:style-name="P35"><text:tab/>D. Lima</text:p>
      </text:section>
      <text:p text:style-name="P35">2.<text:tab/>Yang termasuk hukum lain ta’rif adalah …..</text:p>
      <text:section text:style-name="Sect1" text:name="Section3">
        <text:p text:style-name="P35"><text:tab/>A. Al Qomariah</text:p>
        <text:p text:style-name="P35"><text:tab/>B. Qolqolah</text:p>
        <text:p text:style-name="P35"><text:tab/>C. Idzhar</text:p>
        <text:p text:style-name="P35"><text:tab/>D. Idghom</text:p>
      </text:section>
      <text:p text:style-name="P35">3.<text:tab/>Al Qomariah artinya adalah ….</text:p>
      <text:section text:style-name="Sect1" text:name="Section4">
        <text:p text:style-name="P35"><text:tab/>A. Samar</text:p>
        <text:p text:style-name="P35"><text:tab/>B. Cahaya</text:p>
        <text:p text:style-name="P35"><text:tab/>C. Jelas dan terang</text:p>
        <text:p text:style-name="P35"><text:tab/>D. Kemilau</text:p>
      </text:section>
      <text:p text:style-name="P35">4.<text:tab/>Qomariah diambil dari kata Qomar yang artinya…..</text:p>
      <text:section text:style-name="Sect1" text:name="Section5">
        <text:p text:style-name="P35"><text:tab/>A. Matahari</text:p>
        <text:p text:style-name="P35"><text:tab/>B. Bintang</text:p>
        <text:p text:style-name="P35"><text:tab/>C. Planet</text:p>
        <text:p text:style-name="P35"><text:tab/>D. Bulan</text:p>
      </text:section>
      <text:p text:style-name="P35">5.<text:tab/>Huruf Al Qomariah berjumlah ….</text:p>
      <text:section text:style-name="Sect1" text:name="Section6">
        <text:p text:style-name="P35"><text:tab/>A. 16 huruf</text:p>
        <text:p text:style-name="P35"><text:tab/>B. 14 huruf</text:p>
        <text:p text:style-name="P35"><text:tab/>C. 10 huruf</text:p>
        <text:p text:style-name="P35"><text:tab/>D. 17 huruf</text:p>
      </text:section>
      <text:p text:style-name="P35">6.<text:tab/>Huruf Asy Syamsiah berjumlah …</text:p>
      <text:section text:style-name="Sect1" text:name="Section7">
        <text:p text:style-name="P35"><text:tab/>A.15 huruf</text:p>
        <text:p text:style-name="P35"><text:tab/>B. 14 huruf</text:p>
        <text:p text:style-name="P35"><text:tab/>C. 10 huruf</text:p>
        <text:p text:style-name="P35"><text:tab/>D. 16 huruf</text:p>
      </text:section>
      <text:p text:style-name="P35">7.<text:tab/>Yang termasuk contoh Al Syamsiah adalah … kecuali</text:p>
      <text:p text:style-name="P35"><text:tab/>A. </text:p>
      <text:p text:style-name="P35"><text:tab/>B.</text:p>
      <text:p text:style-name="P35"><text:tab/>C.</text:p>
      <text:p text:style-name="P35"><text:tab/>D.</text:p>
      <text:p text:style-name="P35">8.<text:tab/> <text:s text:c="22"/>termasuk contoh …</text:p>
      <text:section text:style-name="Sect1" text:name="Section8">
        <text:p text:style-name="P35"><text:tab/>A. Qolqolah</text:p>
        <text:p text:style-name="P35"><text:tab/>B. Syamsiah</text:p>
        <text:p text:style-name="P35"><text:tab/>C. Ikhfa</text:p>
        <text:p text:style-name="P35"><text:tab/>D. Qomariah</text:p>
      </text:section>
      <text:p text:style-name="P35">9.<text:tab/>Hukum ra ( <text:s text:c="8"/>) terbagi menjadi berapa bagian ……..</text:p>
      <text:section text:style-name="Sect1" text:name="Section9">
        <text:p text:style-name="P35"><text:tab/>A. Tiga</text:p>
        <text:p text:style-name="P35"><text:tab/>B. Dua</text:p>
        <text:p text:style-name="P35"><text:tab/>C. Empat</text:p>
        <text:p text:style-name="P35"><text:tab/>D. Lima</text:p>
      </text:section>
      <text:p text:style-name="P35">10.<text:tab/>Mengucapkan huruf dengan tebal sampai memenuhi mulut disebut …..</text:p>
      <text:p text:style-name="P35"><text:tab/>A. Tariq</text:p>
      <text:p text:style-name="P35"><text:tab/>B. Tarkhim</text:p>
      <text:p text:style-name="P35"><text:tab/>C. Jawazul Wajhain</text:p>
      <text:p text:style-name="P35"/>
      <text:p text:style-name="P35">11.<text:tab/>Boleh dibaca tarqiq dan boleh di baca tarkhim termasuk ….</text:p>
      <text:p text:style-name="P35"><text:tab/>A. Tarqiq</text:p>
      <text:p text:style-name="P35"><text:tab/>B. Tafkhim</text:p>
      <text:p text:style-name="P35"><text:tab/>C. Jawazul wajhain</text:p>
      <text:p text:style-name="P35">12.<text:tab/>Hukum lam jalalah ada berapa bagian …</text:p>
      <text:section text:style-name="Sect1" text:name="Section10">
        <text:p text:style-name="P35"><text:tab/>A. Satu</text:p>
        <text:p text:style-name="P35"><text:tab/>B. Dua</text:p>
        <text:p text:style-name="P35"><text:tab/>C. Tiga</text:p>
        <text:p text:style-name="P35"><text:tab/>D. Empat</text:p>
      </text:section>
      <text:p text:style-name="P35">13.<text:tab/>Taghlizh menurut istilah adalah …</text:p>
      <text:p text:style-name="P35"><text:soft-page-break/><text:tab/>A. Mengucapkan huruf dengan tebal</text:p>
      <text:p text:style-name="P35"><text:tab/>B. Mengucapkan huruf dengan tipis</text:p>
      <text:p text:style-name="P35"><text:tab/>C. Boleh dibaca tebal atau tipis</text:p>
      <text:p text:style-name="P35">14.<text:tab/>Hukum lam jalalah terdapat pada lafazh….</text:p>
      <text:section text:style-name="Sect1" text:name="Section11">
        <text:p text:style-name="P35"><text:tab/>A. Allah</text:p>
        <text:p text:style-name="P35"><text:tab/>B. Muhammad</text:p>
        <text:p text:style-name="P35"><text:tab/>C. Huruf Ro</text:p>
        <text:p text:style-name="P35"><text:tab/>D. Assholah</text:p>
      </text:section>
      <text:p text:style-name="P35">15.<text:tab/>Hukum mim mati terdiri dari berapa macam ….</text:p>
      <text:section text:style-name="Sect1" text:name="Section12">
        <text:p text:style-name="P35"><text:tab/>A. Empat macam</text:p>
        <text:p text:style-name="P35"><text:tab/>B. tiga macam</text:p>
        <text:p text:style-name="P35"><text:tab/>C. Dua macam</text:p>
        <text:p text:style-name="P35"><text:tab/>D. Lima macam</text:p>
      </text:section>
      <text:p text:style-name="P35"/>
      <text:p text:style-name="P8"><text:span text:style-name="T5">B.</text:span><text:span text:style-name="T3"> </text:span><text:span text:style-name="T5">PERTANYAAN ESSEY</text:span></text:p>
      <text:p text:style-name="P35"/>
      <text:p text:style-name="P35">1. Sebutkan bagaimana cara membca alif lam syamsiah?</text:p>
      <text:p text:style-name="P35">2. Tuliskan contoh hukum lam jalallah pada taghlizh?</text:p>
      <text:p text:style-name="P35">3. Tuliskan contoh hukum alif lam syamsiah dan alif lam qomariah?</text:p>
      <text:p text:style-name="P35">4. Sebutkan yang termasuk hukum mim bersukun?</text:p>
      <text:p text:style-name="P35">5. Tuliskan surat Al Alaq ayat 1 sd 5?</text:p>
      <text:p text:style-name="P35"/>
      <text:p text:style-name="P35"/>
      <text:p text:style-name="P35"/>
      <text:p text:style-name="P9"><text:span text:style-name="T3">SELA</text:span><text:span text:style-name="T4">M</text:span><text:span text:style-name="T3">AT MENGERJAKAN</text:span></text:p>
      <text:p text:style-name="P16">UJIAN AKHIR SEMESTER</text:p>
      <text:p text:style-name="P11">MADRASAH DINIYAH AL MUBAROKAH</text:p>
      <text:p text:style-name="P11">TAHUN PELAJARAN 2016/2017</text:p>
      <text:p text:style-name="P11"><draw:line text:anchor-type="paragraph" draw:z-index="2" draw:name="Shape1" draw:style-name="gr1" draw:text-style-name="P37" svg:x1="-0.034cm" svg:y1="0.245cm" svg:x2="17.058cm" svg:y2="0.298cm"><text:p/></draw:line></text:p>
      <text:section text:style-name="Sect1" text:name="Section13">
        <text:p text:style-name="P13">NAMA<text:tab/>:</text:p>
        <text:p text:style-name="P13">KELAS<text:tab/>: <text:span text:style-name="T1">V (LIMA)</text:span></text:p>
        <text:p text:style-name="P13"><draw:line text:anchor-type="paragraph" draw:z-index="3" draw:name="Shape1" draw:style-name="gr1" draw:text-style-name="P37" svg:x1="-0.026cm" svg:y1="0.261cm" svg:x2="17.085cm" svg:y2="0.293cm"><text:p/></draw:line></text:p>
        <text:p text:style-name="P13">SOAL<text:tab/>:<text:tab/><text:span text:style-name="T6">AKHLAK</text:span></text:p>
        <text:p text:style-name="P13">HARI<text:tab/>:</text:p>
      </text:section>
      <text:p text:style-name="P15">A. PERTANYAAN PILIHAN</text:p>
      <text:p text:style-name="P6">Berilah tanda silang (x) pada jawaban pertanyaan di bawah ini !</text:p>
      <text:p text:style-name="P6"/>
      <text:p text:style-name="P2">1.<text:tab/>Akhlak terhadap tetangga yaitu …. kecuali</text:p>
      <text:section text:style-name="Sect1" text:name="Section14">
        <text:p text:style-name="P2"><text:tab/>A. Bila sakit tengoklah</text:p>
        <text:p text:style-name="P2"><text:tab/>B. Bila membutuhkan bantulah</text:p>
        <text:p text:style-name="P2"><text:tab/>C. Bila meninggal antarkan jenazahnya</text:p>
        <text:p text:style-name="P2"><text:tab/>D. Bila menghina, dihina lagi</text:p>
      </text:section>
      <text:p text:style-name="P2">2.<text:tab/>Apabila ada tetangga yang kurang mampu kita harus…..</text:p>
      <text:section text:style-name="Sect1" text:name="Section15">
        <text:p text:style-name="P2"><text:tab/>A. Peduli dan berbagi</text:p>
        <text:p text:style-name="P2"><text:tab/>B. Tidak memperdulikan</text:p>
        <text:p text:style-name="P2"><text:tab/>C. Mengejeknya</text:p>
        <text:p text:style-name="P2"><text:tab/>D. Membiarkannya</text:p>
      </text:section>
      <text:p text:style-name="P2">3.<text:tab/>Dalam bertetangga kita harus saling … kecuali</text:p>
      <text:section text:style-name="Sect1" text:name="Section16">
        <text:p text:style-name="P2"><text:tab/>A. Menghina</text:p>
        <text:p text:style-name="P2"><text:tab/>B. Tolong menolong</text:p>
        <text:p text:style-name="P2"><text:tab/>C. Menghargai</text:p>
        <text:p text:style-name="P2"><text:tab/>D. Toleransi</text:p>
      </text:section>
      <text:p text:style-name="P2">4.<text:tab/>Akhlak terhadap diri sendiri yaitu dengan …. kecuali</text:p>
      <text:section text:style-name="Sect1" text:name="Section17">
        <text:p text:style-name="P2"><text:tab/>A. Menjaga keimanan</text:p>
        <text:p text:style-name="P2"><text:tab/>B. Menjaga kesehatan</text:p>
        <text:p text:style-name="P2"><text:tab/>C. Membersihkan diri</text:p>
        <text:p text:style-name="P3"><text:tab/>D. Melalaikan kebersihan dir<text:span text:style-name="T7">I</text:span></text:p>
      </text:section>
      <text:p text:style-name="P2">5.<text:tab/>Mencari ilmu, menjaga nama baik keluarga termasuk akhlak….</text:p>
      <text:section text:style-name="Sect1" text:name="Section18">
        <text:p text:style-name="P2"><text:tab/>A. Terhadap orang tua</text:p>
        <text:p text:style-name="P2"><text:tab/>B. Terhadap tetangga</text:p>
        <text:p text:style-name="P2"><text:tab/>C. Terhadap diri sendiri</text:p>
        <text:p text:style-name="P2"><text:tab/>D. Terhadap sesama manusia</text:p>
      </text:section>
      <text:p text:style-name="P2">6.<text:tab/>Berdzikirlah kamu nisccaya hatimu akan …</text:p>
      <text:section text:style-name="Sect1" text:name="Section19">
        <text:p text:style-name="P2"><text:tab/>A. Bahagia</text:p>
        <text:p text:style-name="P2"><text:tab/>B. Tenang/tentram</text:p>
        <text:p text:style-name="P2"><text:tab/>C. Bersih</text:p>
        <text:p text:style-name="P2"><text:tab/>D. Suci</text:p>
      </text:section>
      <text:p text:style-name="P2">7.<text:tab/>Dzikir yang paling utama adalah …..</text:p>
      <text:section text:style-name="Sect1" text:name="Section20">
        <text:p text:style-name="P2"><text:tab/>A. Zakat</text:p>
        <text:p text:style-name="P2"><text:tab/>B. Puasa</text:p>
        <text:p text:style-name="P2"><text:tab/>C. Sholat</text:p>
        <text:p text:style-name="P2"><text:tab/>D. Syahadat</text:p>
      </text:section>
      <text:p text:style-name="P2">8.<text:tab/>Dalil tentang sabar terdapat dalam Al Qur’an surat ….</text:p>
      <text:section text:style-name="Sect1" text:name="Section21">
        <text:p text:style-name="P2"><text:tab/>A. Al Baqoroh ayat 155-156</text:p>
        <text:p text:style-name="P2"><text:tab/>B. Al Baqoroh ayat 160-165</text:p>
        <text:p text:style-name="P2"><text:tab/>C. Al Baqoroh ayat 165-166</text:p>
        <text:p text:style-name="P2"><text:tab/>D. Al Baqoroh ayat 255-256</text:p>
      </text:section>
      <text:p text:style-name="P2">9.<text:tab/>Seseorang yang bersabar dalam menghadapi ujian akan mendapatkan</text:p>
      <text:section text:style-name="Sect1" text:name="Section22">
        <text:p text:style-name="P2"><text:tab/>A. Kerugian</text:p>
        <text:p text:style-name="P2"><text:tab/>B. Kesempitan</text:p>
        <text:p text:style-name="P2"><text:tab/>C. Kelapangan</text:p>
        <text:p text:style-name="P2"><text:tab/>D. Keberuntungan</text:p>
      </text:section>
      <text:p text:style-name="P2">10.<text:tab/>Menjauhi sifat hasud,iri ,dengki termasuk sabar dalam …</text:p>
      <text:p text:style-name="P2"><text:tab/>A. Menghadapi musibah</text:p>
      <text:p text:style-name="P2"><text:tab/>B. Meninggalkan maksiat</text:p>
      <text:p text:style-name="P2"><text:tab/>C. Menaati Allah</text:p>
      <text:p text:style-name="P2">11.<text:tab/>Orang yang sabar dalam menghadapi bencana dan beramal sholeh mereka itu akan memperoleh <text:tab/>….</text:p>
      <text:section text:style-name="Sect1" text:name="Section23">
        <text:p text:style-name="P2"><text:tab/>A. Keberuntungan</text:p>
        <text:p text:style-name="P2"><text:tab/>B. Kebahagiaan</text:p>
        <text:p text:style-name="P2"><text:tab/>C. Keberkahan</text:p>
        <text:p text:style-name="P2"><text:tab/>D. Pahala dan ampunan</text:p>
      </text:section>
      <text:p text:style-name="P2">12.<text:tab/>Sabar setelah kita beramal yakni tidak</text:p>
      <text:section text:style-name="Sect1" text:name="Section24">
        <text:p text:style-name="P2"><text:tab/>A. Membanggakan diri</text:p>
        <text:p text:style-name="P2"><text:tab/>B. Ikhlas dalam beramal</text:p>
        <text:p text:style-name="P2"><text:tab/>C. Melalaikan</text:p>
        <text:p text:style-name="P2"><text:tab/>D. Memperbagus hal</text:p>
      </text:section>
      <text:p text:style-name="P2">13.<text:tab/>Allah SWT akan memberikan kabar gembira kepada ….</text:p>
      <text:section text:style-name="Sect1" text:name="Section25">
        <text:p text:style-name="P2"><text:tab/>A. Orang-orang yang bersyukur</text:p>
        <text:p text:style-name="P2"><text:tab/>B. Orang-orang yang beriman</text:p>
        <text:p text:style-name="P2"><text:tab/>C. Orang-orang yang bertaqwa</text:p>
        <text:p text:style-name="P2"><text:tab/>D. Orang-orang yang bersabar</text:p>
      </text:section>
      <text:p text:style-name="P2"/>
      <text:p text:style-name="P2"><text:soft-page-break/>14.<text:tab/>Berita gambar bagi orang yang sabar yaitu mereka akan ….</text:p>
      <text:section text:style-name="Sect1" text:name="Section26">
        <text:p text:style-name="P2"><text:tab/>A. Mendapat kebahagiaan</text:p>
        <text:p text:style-name="P2"><text:tab/>B.Dimasukkan ke surga yang indah dan <text:tab/><text:tab/> nikmat</text:p>
        <text:p text:style-name="P2"><text:tab/>C. Diberikan kemudahan</text:p>
        <text:p text:style-name="P2"><text:tab/>D. Diberikan kelapangan</text:p>
      </text:section>
      <text:p text:style-name="P2"/>
      <text:p text:style-name="P2">15.<text:tab/>Cara kita mengungkapkan rasa syukur <text:span text:style-name="T7">kepada Allah SWT yaitu :</text:span></text:p>
      <text:section text:style-name="Sect1" text:name="Section27">
        <text:p text:style-name="P4"><text:tab/>A. Dengan menghamburkan harta</text:p>
        <text:p text:style-name="P4"><text:tab/>B. Dengan berlebih lebihan</text:p>
        <text:p text:style-name="P4"><text:tab/>C. Memberi sedekah</text:p>
        <text:p text:style-name="P4"><text:tab/>D. Dengan melampaui batas</text:p>
      </text:section>
      <text:p text:style-name="P4"/>
      <text:p text:style-name="P4"/>
      <text:p text:style-name="P7">B.<text:tab/>PERTANYAAN ESSEY</text:p>
      <text:p text:style-name="P5"><text:tab/>Jawablah pertanyaan essey di bawah ini dengan jelas dan tepat !</text:p>
      <text:p text:style-name="P5"/>
      <text:p text:style-name="P5">1. Bagaimana cara kita dalam menghadapi ujian kesabaran ?</text:p>
      <text:p text:style-name="P5">2. Tuliskan dalil tentang sabar ?</text:p>
      <text:p text:style-name="P5">3. Sebutkan akhlak yang baik terhadap diri sendiri ?</text:p>
      <text:p text:style-name="P5">4. Bagaimana akhlak kita terhadap guru dan tetangga?</text:p>
      <text:p text:style-name="P5">5. Sebutkan macam-macam penyakit hati ?</text:p>
      <text:p text:style-name="P5"/>
      <text:p text:style-name="P5"/>
      <text:p text:style-name="P5"/>
      <text:p text:style-name="P4"/>
      <text:p text:style-name="P4"/>
      <text:p text:style-name="P17">SELAMAT MENGERJAKAN</text:p>
      <text:p text:style-name="P27">UJIAN AKHIR SEMESTER</text:p>
      <text:p text:style-name="P29">MADRASAH DINIYAH AL MUBAROKAH</text:p>
      <text:p text:style-name="P29">TAHUN PELAJARAN 2016/2017</text:p>
      <text:p text:style-name="P29"><draw:line text:anchor-type="paragraph" draw:z-index="4" draw:name="Shape1" draw:style-name="gr1" draw:text-style-name="P37" svg:x1="-0.034cm" svg:y1="0.245cm" svg:x2="17.058cm" svg:y2="0.298cm"><text:p/></draw:line></text:p>
      <text:section text:style-name="Sect1" text:name="Section28">
        <text:p text:style-name="P31">NAMA<text:tab/>:</text:p>
        <text:p text:style-name="P31">KELAS<text:tab/>: <text:span text:style-name="T1">V (LIMA)</text:span></text:p>
        <text:p text:style-name="P31"><draw:line text:anchor-type="paragraph" draw:z-index="5" draw:name="Shape1" draw:style-name="gr1" draw:text-style-name="P37" svg:x1="-0.026cm" svg:y1="0.261cm" svg:x2="17.085cm" svg:y2="0.293cm"><text:p/></draw:line></text:p>
        <text:p text:style-name="P31">SOAL<text:tab/>:<text:tab/><text:span text:style-name="T8">FIQIH</text:span></text:p>
        <text:p text:style-name="P31">HARI<text:tab/>:</text:p>
      </text:section>
      <text:p text:style-name="P33">A. PERTANYAAN PILIHAN</text:p>
      <text:p text:style-name="P22">Berilah tanda silang (x) pada jawaban pertanyaan di bawah ini !</text:p>
      <text:p text:style-name="P22"/>
      <text:p text:style-name="P18">1.<text:tab/>Dalil tentang diwajibkannya berpuasa terdapat dalam Al Qur’an surat…..</text:p>
      <text:section text:style-name="Sect2" text:name="Section30">
        <text:p text:style-name="P18"><text:tab/>A. Al Baqoroh 183</text:p>
        <text:p text:style-name="P18"><text:tab/>B. Al Baqoroh 193</text:p>
        <text:p text:style-name="P18"><text:tab/>C. Al Baqoroh 83</text:p>
        <text:p text:style-name="P18"><text:tab/>D. Al Baqoroh 283</text:p>
      </text:section>
      <text:p text:style-name="P18">2.<text:tab/>Tujuan puasa yaitu membentuk manusia yang …</text:p>
      <text:section text:style-name="Sect2" text:name="Section31">
        <text:p text:style-name="P18"><text:tab/>A. Beriman</text:p>
        <text:p text:style-name="P18"><text:tab/>B. baik</text:p>
        <text:p text:style-name="P18"><text:tab/>C. Bertaqwa</text:p>
        <text:p text:style-name="P18"><text:tab/>D. Berbahagia</text:p>
      </text:section>
      <text:p text:style-name="P18">3.<text:tab/>Puasa Ramadhan hukumnya adalah ….</text:p>
      <text:section text:style-name="Sect2" text:name="Section32">
        <text:p text:style-name="P18"><text:tab/>A. Sunat muakkad</text:p>
        <text:p text:style-name="P18"><text:tab/>B. Fardu ain</text:p>
        <text:p text:style-name="P18"><text:tab/>C. Batal puasa</text:p>
        <text:p text:style-name="P18"><text:tab/>D. Arti puasa</text:p>
      </text:section>
      <text:p text:style-name="P18">4.<text:tab/>Niat pada malam hari termasuk kedalam….</text:p>
      <text:section text:style-name="Sect2" text:name="Section33">
        <text:p text:style-name="P18"><text:tab/>A. Syarat puasa</text:p>
        <text:p text:style-name="P18"><text:tab/>B. Rukun puasa</text:p>
        <text:p text:style-name="P18"><text:tab/>C. Batal puasa</text:p>
        <text:p text:style-name="P18"><text:tab/>D. Arti puasa</text:p>
      </text:section>
      <text:p text:style-name="P18">5.<text:tab/>Yang termasuk syarat sah puasa adalah ….</text:p>
      <text:section text:style-name="Sect2" text:name="Section34">
        <text:p text:style-name="P18"><text:tab/>A. Niat</text:p>
        <text:p text:style-name="P18"><text:tab/>B. Menyegerakan berbuka </text:p>
        <text:p text:style-name="P18"><text:tab/>C. Islam</text:p>
        <text:p text:style-name="P18"><text:tab/>D. Murtad</text:p>
      </text:section>
      <text:p text:style-name="P18">6.<text:tab/>Makan dan minum, jima dan gila termasuk kedalam…</text:p>
      <text:section text:style-name="Sect2" text:name="Section35">
        <text:p text:style-name="P18"><text:tab/>A. Batal puasa</text:p>
        <text:p text:style-name="P18"><text:tab/>B. Rukun puasa</text:p>
        <text:p text:style-name="P18"><text:tab/>C. Sunat puasa</text:p>
        <text:p text:style-name="P18"><text:tab/>D. Syarat puasa</text:p>
      </text:section>
      <text:p text:style-name="P18">7.<text:tab/>Yang termasuk puasa sunat adalah … kecuali</text:p>
      <text:section text:style-name="Sect2" text:name="Section36">
        <text:p text:style-name="P18"><text:tab/>A. Puasa Arofah</text:p>
        <text:p text:style-name="P18"><text:tab/>B. Puasa Senin dan Kamis</text:p>
        <text:p text:style-name="P18"><text:tab/>C. Puasa Assyuro</text:p>
        <text:p text:style-name="P18"><text:tab/>D. Puasa Romadhon</text:p>
      </text:section>
      <text:p text:style-name="P18">8.<text:tab/>Hari yang diharamkan berpuasa adalah … kecuali</text:p>
      <text:section text:style-name="Sect2" text:name="Section37">
        <text:p text:style-name="P18"><text:tab/>A. Hari Raya Idul Fitri</text:p>
        <text:p text:style-name="P18"><text:tab/>B. Hari Raya Idul Adha</text:p>
        <text:p text:style-name="P18"><text:tab/>C. Hari Tasyrik</text:p>
        <text:p text:style-name="P18"><text:tab/>D. Puasa pertengahan bulan 13,14,15</text:p>
      </text:section>
      <text:p text:style-name="P18">9.<text:tab/>Amalan yang dilakukan pada bulan Romadhon adalah …</text:p>
      <text:section text:style-name="Sect2" text:name="Section38">
        <text:p text:style-name="P18"><text:tab/>A. Tadarus Al Qur’an</text:p>
        <text:p text:style-name="P18"><text:tab/>B. Membaca buku</text:p>
        <text:p text:style-name="P18"><text:tab/>C. Belanja</text:p>
        <text:p text:style-name="P18"><text:tab/>D. Membicarakan orang lain</text:p>
      </text:section>
      <text:p text:style-name="P18">10.<text:tab/>Pada bulan Ramadhan terdapat malam 1000 bulan biasa disebut ….</text:p>
      <text:section text:style-name="Sect2" text:name="Section39">
        <text:p text:style-name="P18"><text:tab/>A. Nuzulul Qur’an</text:p>
        <text:p text:style-name="P18"><text:tab/>B. Lailatul Qadar</text:p>
        <text:p text:style-name="P18"><text:tab/>C. I’tikaf</text:p>
        <text:p text:style-name="P18"><text:tab/>D. Haflatul Qur’an</text:p>
      </text:section>
      <text:p text:style-name="P18">11.<text:tab/>Ukuran harta tertentu yang diberikan kepada orang yang berhak menerimanya dari ….</text:p>
      <text:section text:style-name="Sect2" text:name="Section40">
        <text:p text:style-name="P18"><text:tab/>A. Sholat</text:p>
        <text:p text:style-name="P18"><text:tab/>B. Puasa</text:p>
        <text:p text:style-name="P18"><text:tab/>C. Zakat</text:p>
        <text:p text:style-name="P18"><text:tab/>D. Syahadat</text:p>
      </text:section>
      <text:p text:style-name="P18">12.<text:tab/>Pada bulan Ramadhan setiap orang islam wajib mengeluarkan ….</text:p>
      <text:section text:style-name="Sect2" text:name="Section41">
        <text:p text:style-name="P18"><text:tab/>A. Zakat mal</text:p>
        <text:p text:style-name="P18"><text:tab/>B. Zakat Tijaroh</text:p>
        <text:p text:style-name="P18"><text:tab/>C. Zakat pertanian</text:p>
        <text:p text:style-name="P18"><text:tab/>D. Zakat Fitrah</text:p>
      </text:section>
      <text:p text:style-name="P18">13.<text:tab/>Orang yang berhak menerima zakat disebut ….</text:p>
      <text:section text:style-name="Sect2" text:name="Section42">
        <text:p text:style-name="P18"><text:tab/>A Amilin</text:p>
        <text:p text:style-name="P18"><text:tab/>B. Mustahik</text:p>
        <text:p text:style-name="P18"><text:tab/>C. Pengurus Zakat</text:p>
        <text:p text:style-name="P18"><text:tab/>D. Ghorimin</text:p>
      </text:section>
      <text:p text:style-name="P18">14.<text:tab/> Zakat emas dan perak nishabnya yaitu…..</text:p>
      <text:section text:style-name="Sect2" text:name="Section43">
        <text:p text:style-name="P18"><text:tab/>A. 10 %</text:p>
        <text:p text:style-name="P18"><text:tab/>B. 930</text:p>
        <text:p text:style-name="P18"><text:tab/>C. 93,6 gram</text:p>
        <text:p text:style-name="P18"><text:tab/>D. 90 gram</text:p>
      </text:section>
      <text:p text:style-name="P18"><text:soft-page-break/>15.<text:tab/>Zakat fitrah lebih utama dibagikan pada waktu ….</text:p>
      <text:section text:style-name="Sect2" text:name="Section44">
        <text:p text:style-name="P18"><text:tab/>A. Sebelum Sholat Idul Fitri</text:p>
        <text:p text:style-name="P18"><text:tab/>B. Sesudah Idul Fitri</text:p>
        <text:p text:style-name="P18"><text:tab/>C. Awal bulan Ramadhan</text:p>
        <text:p text:style-name="P18"><text:tab/>D. Awal bulan Syawal</text:p>
      </text:section>
      <text:p text:style-name="P18"/>
      <text:p text:style-name="P18"/>
      <text:p text:style-name="P24">B.<text:tab/>PERTANYAAN ESSEY</text:p>
      <text:p text:style-name="P24"><text:tab/>Jawablah pertanyaan essey di bawah ini dengan jelas dan tepat!</text:p>
      <text:p text:style-name="P24"/>
      <text:p text:style-name="P18">1. Apa keutamaan puasa Ramadhan?</text:p>
      <text:p text:style-name="P18">2. Apa pengertian dari puasa?</text:p>
      <text:p text:style-name="P18">3. Sebutkan rukun puasa?</text:p>
      <text:p text:style-name="P18">4. Sebukan orang-orang yang berhak menerima zakat?</text:p>
      <text:p text:style-name="P18">5. Apa manfaat dari zakat?</text:p>
      <text:p text:style-name="P18"/>
      <text:p text:style-name="P18"/>
      <text:p text:style-name="P18"/>
      <text:p text:style-name="P19">SELAMAT MENGERJAKAN</text:p>
      <text:p text:style-name="P28">UJIAN AKHIR SEMESTER</text:p>
      <text:p text:style-name="P30">MADRASAH DINIYAH AL MUBAROKAH</text:p>
      <text:p text:style-name="P30">TAHUN PELAJARAN 2016/2017</text:p>
      <text:p text:style-name="P30"><draw:line text:anchor-type="paragraph" draw:z-index="6" draw:name="Shape1" draw:style-name="gr1" draw:text-style-name="P37" svg:x1="-0.034cm" svg:y1="0.245cm" svg:x2="17.058cm" svg:y2="0.298cm"><text:p/></draw:line></text:p>
      <text:section text:style-name="Sect1" text:name="Section29">
        <text:p text:style-name="P32">NAMA<text:tab/>:</text:p>
        <text:p text:style-name="P32">KELAS<text:tab/>: <text:span text:style-name="T1">V (LIMA)</text:span></text:p>
        <text:p text:style-name="P32"><draw:line text:anchor-type="paragraph" draw:z-index="7" draw:name="Shape1" draw:style-name="gr1" draw:text-style-name="P37" svg:x1="-0.026cm" svg:y1="0.261cm" svg:x2="17.085cm" svg:y2="0.293cm"><text:p/></draw:line></text:p>
        <text:p text:style-name="P32">SOAL<text:tab/>:<text:tab/><text:span text:style-name="T9">AQIDAH</text:span></text:p>
        <text:p text:style-name="P32">HARI<text:tab/>:</text:p>
      </text:section>
      <text:p text:style-name="P34">A. PERTANYAAN PILIHAN</text:p>
      <text:p text:style-name="P23">Berilah tanda silang (x) pada jawaban pertanyaan di bawah ini !</text:p>
      <text:p text:style-name="P18"/>
      <text:p text:style-name="P20">1.<text:tab/>Seseorang yang beribadah kepada Allah harus memadukan antara…</text:p>
      <text:section text:style-name="Sect2" text:name="Section45">
        <text:p text:style-name="P20"><text:tab/>A. Kebaikan dan kebenaran</text:p>
        <text:p text:style-name="P20"><text:tab/>B. Sikap harap dan takut kepada Allah</text:p>
        <text:p text:style-name="P20"><text:tab/>C. Amal Sholeh dan amal buruk.</text:p>
        <text:p text:style-name="P20"><text:tab/>D. Janji dan ancaman Allah SWT</text:p>
      </text:section>
      <text:p text:style-name="P20">2.<text:tab/>Kita harus mengimani kebenaran adanya surga dan neraka supaya kita ….</text:p>
      <text:section text:style-name="Sect2" text:name="Section46">
        <text:p text:style-name="P20"><text:tab/>A. Dimasukkkan ke dalam surga</text:p>
        <text:p text:style-name="P20"><text:tab/>B. Mendapat kebaikan</text:p>
        <text:p text:style-name="P20"><text:tab/>C. Mendapat pahala</text:p>
        <text:p text:style-name="P20"><text:tab/>D. Mendapat karunia</text:p>
      </text:section>
      <text:p text:style-name="P20">3.<text:tab/>Barang siapa bersumpah dengan selain Allah SWT berarti dia telah berbuat …</text:p>
      <text:section text:style-name="Sect2" text:name="Section47">
        <text:p text:style-name="P20"><text:tab/>A. Keburukan</text:p>
        <text:p text:style-name="P20"><text:tab/>B. Kerusakan</text:p>
        <text:p text:style-name="P20"><text:tab/>C. Kesyirikan</text:p>
        <text:p text:style-name="P20"><text:tab/>D. Kedurhakaan</text:p>
      </text:section>
      <text:p text:style-name="P20">4.<text:tab/>Jika kita bersumpah untuk suatu kebohongan maka kita mempunyai….</text:p>
      <text:section text:style-name="Sect2" text:name="Section48">
        <text:p text:style-name="P20"><text:tab/>A. Sifat yang baik</text:p>
        <text:p text:style-name="P20"><text:tab/>B. Sifat kekufuran</text:p>
        <text:p text:style-name="P20"><text:tab/>C. Sifat yang tercela</text:p>
        <text:p text:style-name="P20"><text:tab/>D. Sifat yang tidak terpuji</text:p>
      </text:section>
      <text:p text:style-name="P20">5.<text:tab/>Kalau bersumpah janganlah mengucap sumpah dengan …</text:p>
      <text:section text:style-name="Sect2" text:name="Section49">
        <text:p text:style-name="P20"><text:tab/>A. Nama Allah</text:p>
        <text:p text:style-name="P20"><text:tab/>B. Selain Allah</text:p>
        <text:p text:style-name="P20"><text:tab/>C. Kebaikan</text:p>
        <text:p text:style-name="P20"><text:tab/>D. Kebohongan</text:p>
      </text:section>
      <text:p text:style-name="P20">6.<text:tab/>Bersumpah dengan selain Allah merupakan…</text:p>
      <text:section text:style-name="Sect2" text:name="Section50">
        <text:p text:style-name="P20"><text:tab/>A. Syirik</text:p>
        <text:p text:style-name="P20"><text:tab/>B. Kekufuran</text:p>
        <text:p text:style-name="P20"><text:tab/>C. Syirik kecil</text:p>
        <text:p text:style-name="P20"><text:tab/>D. Keburukan</text:p>
      </text:section>
      <text:p text:style-name="P20">7.<text:tab/>Orang yang sombong / takabur akan menolak…</text:p>
      <text:section text:style-name="Sect2" text:name="Section51">
        <text:p text:style-name="P20"><text:tab/>A. Kebenaran dan merendahkan sesama</text:p>
        <text:p text:style-name="P20"><text:tab/>B. Segala kebaikan</text:p>
        <text:p text:style-name="P20"><text:tab/>C. Pemberian dari manusia</text:p>
        <text:p text:style-name="P20"><text:tab/>D. Untuk bersyukur</text:p>
      </text:section>
      <text:p text:style-name="P20">8.<text:tab/>Dzalim artinya adalah ….</text:p>
      <text:section text:style-name="Sect2" text:name="Section52">
        <text:p text:style-name="P20"><text:tab/>A. Membanggakan diri</text:p>
        <text:p text:style-name="P20"><text:tab/>B. Ingin mendapat pujian</text:p>
        <text:p text:style-name="P20"><text:tab/>C. Mengambil hak orang lain</text:p>
        <text:p text:style-name="P20"><text:tab/>D. Senang melihat orang lain susah.</text:p>
      </text:section>
      <text:p text:style-name="P20">9.<text:tab/>Agar kita terhindar dari tipu daya syetan adalah …</text:p>
      <text:p text:style-name="P20"><text:tab/>A. Mengikutinya</text:p>
      <text:p text:style-name="P20"><text:tab/>B. Melalaikan ibadah</text:p>
      <text:p text:style-name="P20"><text:tab/>C. Meningkatkan keimanan</text:p>
      <text:p text:style-name="P20">10. Menjalankan perintah Allah dan menjauhi larangan Allah SWT disebut…</text:p>
      <text:section text:style-name="Sect2" text:name="Section53">
        <text:p text:style-name="P20"><text:tab/>A. Tawakal</text:p>
        <text:p text:style-name="P20"><text:tab/>B. Iman</text:p>
        <text:p text:style-name="P20"><text:tab/><text:span text:style-name="T10">C</text:span>. Taqwa</text:p>
        <text:p text:style-name="P20"><text:tab/>D. Tawadho</text:p>
      </text:section>
      <text:p text:style-name="P20">11.<text:tab/>Segala perbuatan yang baik hendaklah harus diiringi niat karena …</text:p>
      <text:section text:style-name="Sect2" text:name="Section54">
        <text:p text:style-name="P20"><text:tab/>A. Ingin mendapat pahala</text:p>
        <text:p text:style-name="P20"><text:tab/>B. Ingin mendapat keridhoan Allah</text:p>
        <text:p text:style-name="P20"><text:tab/>C. Ingin masuk syurga</text:p>
        <text:p text:style-name="P20"><text:tab/>D. Ingin mendapat kebahagiaan</text:p>
      </text:section>
      <text:p text:style-name="P20">12.<text:tab/>Sesungguhnya manusia yang paling mulya dihadapan Allah adalah….</text:p>
      <text:section text:style-name="Sect2" text:name="Section55">
        <text:p text:style-name="P20"><text:tab/>A. Orang yang baik</text:p>
        <text:p text:style-name="P20"><text:tab/>B. Orang yang beriman</text:p>
        <text:p text:style-name="P20"><text:tab/>C. Orang yang bahagia</text:p>
        <text:p text:style-name="P20"><text:tab/>D. Orang yang bertaqwa</text:p>
      </text:section>
      <text:p text:style-name="P20">13.<text:tab/>Qodho menurut bahasa adalah …</text:p>
      <text:section text:style-name="Sect2" text:name="Section56">
        <text:p text:style-name="P20"><text:tab/>A. Kebesaran Allah</text:p>
        <text:p text:style-name="P20"><text:tab/>B. Ketetapan dan ketentuan</text:p>
        <text:p text:style-name="P20"><text:tab/>C. Kepastian</text:p>
        <text:p text:style-name="P20"><text:tab/>D. Kekuasaan</text:p>
      </text:section>
      <text:p text:style-name="P20"/>
      <text:p text:style-name="P26">14.<text:tab/>Kita sebagai manusia tidak bisa merubah …</text:p>
      <text:section text:style-name="Sect2" text:name="Section57">
        <text:p text:style-name="P20"><text:tab/>A. Qodho dan Qodar Allah</text:p>
        <text:p text:style-name="P20"><text:tab/>B. Nasib</text:p>
        <text:p text:style-name="P20"><text:tab/>C. Kepastian Allah</text:p>
        <text:p text:style-name="P20"><text:tab/>D. Keinginan</text:p>
      </text:section>
      <text:p text:style-name="P20">15.<text:tab/>Kita harus meyakini bahwa seluruh kehidupan tidak terlepas dari ….</text:p>
      <text:section text:style-name="Sect2" text:name="Section58">
        <text:p text:style-name="P20"><text:tab/>A. Ketentuan dan kehendak Allah</text:p>
        <text:p text:style-name="P20"><text:tab/>B. Kekuasaan Allah </text:p>
        <text:p text:style-name="P20"><text:tab/>C. Ke Maha besaran Allah</text:p>
        <text:p text:style-name="P20"><text:tab/>D. Kekuatan Allah</text:p>
      </text:section>
      <text:p text:style-name="P20"/>
      <text:p text:style-name="P20"/>
      <text:p text:style-name="P25">B.<text:tab/>PERTANYAAN ESSEY</text:p>
      <text:p text:style-name="P25"><text:tab/>Jawablah pertanyaan essey di bawah ini dengan jelas dan tepat !</text:p>
      <text:p text:style-name="P25"/>
      <text:p text:style-name="P20">1. Amalan apa yang bisa memasukkan kita ke dalam syurga ?</text:p>
      <text:p text:style-name="P20">2. Jelaskan sifat-sifat surga yang kamu ketahui?</text:p>
      <text:p text:style-name="P20">3. Jelaskan keadaan para penghuni surga?</text:p>
      <text:p text:style-name="P20">4. Sebukan sifat-sifat syetan?</text:p>
      <text:p text:style-name="P20">5. Bagaimana supaya kita menjadi orang yang bertaqwa?</text:p>
      <text:p text:style-name="P20"/>
      <text:p text:style-name="P20"/>
      <text:p text:style-name="P20"/>
      <text:p text:style-name="P21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4:50:02.795578222</meta:creation-date>
    <dc:date>2017-05-30T17:12:21.517781885</dc:date>
    <dc:creator>Richie Rahmat Hidayat</dc:creator>
    <meta:editing-duration>PT46M25S</meta:editing-duration>
    <meta:editing-cycles>14</meta:editing-cycles>
    <meta:generator>LibreOffice/5.3.3.2$Linux_X86_64 LibreOffice_project/30m0$Build-2</meta:generator>
    <meta:document-statistic meta:table-count="0" meta:image-count="0" meta:object-count="0" meta:page-count="8" meta:paragraph-count="362" meta:word-count="1562" meta:character-count="9252" meta:non-whitespace-character-count="7775"/>
  </office:meta>
</office:document-meta>
</file>